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Кол-во элем.</text:p>
          </table:table-cell>
          <table:table-cell office:value-type="float" office:value="3000" table:style-name="ce1">
            <text:p>3000</text:p>
          </table:table-cell>
          <table:table-cell office:value-type="float" office:value="6000" table:style-name="ce1">
            <text:p>6000</text:p>
          </table:table-cell>
          <table:table-cell office:value-type="float" office:value="9000" table:style-name="ce1">
            <text:p>9000</text:p>
          </table:table-cell>
          <table:table-cell table:style-name="ce1">
            <draw:frame draw:z-index="1" draw:id="id0" draw:style-name="a0" draw:name="Диаграмма 2" svg:x="0.05208in" svg:y="0.036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Последовательный</text:p>
          </table:table-cell>
          <table:table-cell office:value-type="float" office:value="10.608000000000001" table:style-name="ce1">
            <text:p>10,608</text:p>
          </table:table-cell>
          <table:table-cell office:value-type="float" office:value="21.073" table:style-name="ce1">
            <text:p>21,073</text:p>
          </table:table-cell>
          <table:table-cell office:value-type="float" office:value="30.074000000000002" table:style-name="ce1">
            <text:p>30,0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Рабина</text:p>
          </table:table-cell>
          <table:table-cell office:value-type="float" office:value="3.0709" table:style-name="ce1">
            <text:p>3,0709</text:p>
          </table:table-cell>
          <table:table-cell office:value-type="float" office:value="6.5784000000000002" table:style-name="ce1">
            <text:p>6,5784</text:p>
          </table:table-cell>
          <table:table-cell office:value-type="float" office:value="9.8402999999999992" table:style-name="ce1">
            <text:p>9,84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нут-Прас-Моррис</text:p>
          </table:table-cell>
          <table:table-cell office:value-type="float" office:value="4.6970999999999998" table:style-name="ce1">
            <text:p>4,6971</text:p>
          </table:table-cell>
          <table:table-cell office:value-type="float" office:value="9.3070000000000004" table:style-name="ce1">
            <text:p>9,307</text:p>
          </table:table-cell>
          <table:table-cell office:value-type="float" office:value="13.468999999999999" table:style-name="ce1">
            <text:p>13,46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Тихон Хохлов</dc:creator>
    <meta:creation-date>2023-03-11T14:58:24Z</meta:creation-date>
    <dc:date>2023-03-18T13:47:27Z</dc:date>
    <meta:editing-cycles>1</meta:editing-cycles>
    <meta:editing-duration>PT4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(t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B$1:.$D$1"/>
          </chart:axis>
          <chart:series chart:label-cell-address="Лист1.$A$2" chart:values-cell-range-address="Лист1.$B$2:.$D$2" chart:class="chart:line" chart:attached-axis="primary-y" chart:style-name="G0S0">
            <chart:data-point chart:repeated="3"/>
          </chart:series>
          <chart:series chart:label-cell-address="Лист1.$A$3" chart:values-cell-range-address="Лист1.$B$3:.$D$3" chart:class="chart:line" chart:attached-axis="primary-y" chart:style-name="G0S1">
            <chart:data-point chart:repeated="3"/>
          </chart:series>
          <chart:series chart:label-cell-address="Лист1.$A$4" chart:values-cell-range-address="Лист1.$B$4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